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F" svg:font-family=""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style:font-face style:name="맑은 고딕" svg:font-family="'맑은 고딕'" style:font-family-generic="system" style:font-pitch="variable"/>
  </office:font-face-decls>
  <office:automatic-styles>
    <style:style style:name="P1" style:family="paragraph" style:parent-style-name="List_20_Paragraph" style:list-style-name="WWNum1"/>
    <style:style style:name="P2" style:family="paragraph" style:parent-style-name="List_20_Paragraph">
      <style:paragraph-properties fo:margin-left="0cm" fo:margin-right="0cm" fo:text-indent="0cm" style:auto-text-indent="false"/>
    </style:style>
    <style:style style:name="P3" style:family="paragraph" style:parent-style-name="List_20_Paragraph">
      <style:paragraph-properties fo:margin-left="0cm" fo:margin-right="0cm" fo:text-indent="0cm" style:auto-text-indent="false"/>
      <style:text-properties officeooo:rsid="001a5c9d" officeooo:paragraph-rsid="001a5c9d"/>
    </style:style>
    <style:style style:name="P4" style:family="paragraph" style:parent-style-name="List_20_Paragraph">
      <style:paragraph-properties fo:margin-left="0cm" fo:margin-right="0cm" fo:text-indent="0cm" style:auto-text-indent="false"/>
      <style:text-properties officeooo:paragraph-rsid="001a5c9d"/>
    </style:style>
    <style:style style:name="P5" style:family="paragraph" style:parent-style-name="Standard" style:master-page-name="Standard">
      <style:paragraph-properties style:page-number="auto"/>
    </style:style>
    <style:style style:name="T1" style:family="text">
      <style:text-properties style:font-name="Cambria" fo:font-size="11pt" fo:font-weight="bold" style:font-size-asian="11pt" style:font-weight-asian="bold" style:font-size-complex="11pt"/>
    </style:style>
    <style:style style:name="T2" style:family="text">
      <style:text-properties style:font-name="Cambria" fo:font-size="11pt" fo:language="en" fo:country="US" fo:font-weight="bold" style:font-size-asian="11pt" style:font-weight-asian="bold" style:font-size-complex="11pt"/>
    </style:style>
    <style:style style:name="T3" style:family="text">
      <style:text-properties style:font-name="Cambria" fo:font-size="11pt" fo:language="en" fo:country="US" style:font-size-asian="11pt" style:font-size-complex="11pt"/>
    </style:style>
    <style:style style:name="T4" style:family="text">
      <style:text-properties style:font-name="Cambria" fo:font-size="11pt" fo:language="en" fo:country="US" officeooo:rsid="001a5c9d" style:font-size-asian="11pt"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VR Explained – Listeningcomprehension</text:span></text:p>
      <text:list xml:id="list3097320607" text:style-name="WWNum1">
        <text:list-item>
          <text:p text:style-name="P1"><text:span text:style-name="T3">According to the presenter, what is the idea of virtual reality?</text:span></text:p>
        </text:list-item>
      </text:list>
      <text:p text:style-name="P2"><text:span text:style-name="T3"/></text:p>
      <text:p text:style-name="P3"><text:span text:style-name="T3">To replace reality with a computer generated one. Trick your brain that it’s your new reality.</text:span></text:p>
      <text:p text:style-name="P2"><text:span text:style-name="T3"/></text:p>
      <text:list xml:id="list151445276054959" text:continue-numbering="true" text:style-name="WWNum1">
        <text:list-item>
          <text:p text:style-name="P1"><text:span text:style-name="T3">In what year have companies begun to make personal VR experiences that the general public consumers can buy?</text:span></text:p>
        </text:list-item>
      </text:list>
      <text:p text:style-name="P2"><text:span text:style-name="T3"/></text:p>
      <text:p text:style-name="P3"><text:span text:style-name="T3">2015, it’s the year the video was made so maybe earlier. He sais “now it’s 2015” so it doesn’t tell us if it’s form this year on or if it was available earlier.</text:span></text:p>
      <text:p text:style-name="P2"><text:span text:style-name="T3"/></text:p>
      <text:list xml:id="list151444340569745" text:continue-numbering="true" text:style-name="WWNum1">
        <text:list-item>
          <text:p text:style-name="P1"><text:span text:style-name="T3">What are the two kinds of VR headsets?</text:span></text:p>
        </text:list-item>
      </text:list>
      <text:p text:style-name="P2"><text:span text:style-name="T3"/></text:p>
      <text:p text:style-name="P3"><text:span text:style-name="T3">Type 1 : Accessory that you plug your smartphone into and it becomes the screen.</text:span></text:p>
      <text:p text:style-name="P3"><text:span text:style-name="T3">Type 2 : Standalone unit, e.g : Occulis Rift or HTC Vive</text:span></text:p>
      <text:p text:style-name="P2"><text:span text:style-name="T3"/></text:p>
      <text:list xml:id="list151445829903653" text:continue-numbering="true" text:style-name="WWNum1">
        <text:list-item>
          <text:p text:style-name="P1"><text:span text:style-name="T3">In the Mobile World Congress, the new HCT 5 has “small dots”. What kind of VR headsets is this? What purpose do these “dots” serve?</text:span></text:p>
        </text:list-item>
      </text:list>
      <text:p text:style-name="P2"><text:span text:style-name="T3"/></text:p>
      <text:p text:style-name="P4"><text:span text:style-name="T4">The dots of this headset are sensors.</text:span></text:p>
      <text:p text:style-name="P2"><text:span text:style-name="T3"/></text:p>
      <text:list xml:id="list151445965553141" text:continue-numbering="true" text:style-name="WWNum1">
        <text:list-item>
          <text:p text:style-name="P1"><text:span text:style-name="T3">How are virtual reality and augmented reality different? Give an example of AR.</text:span></text:p>
        </text:list-item>
      </text:list>
      <text:p text:style-name="P2"><text:span text:style-name="T3"/></text:p>
      <text:p text:style-name="P3"><text:span text:style-name="T3">VR is replacing your entire reality and it has the immersion factor.</text:span></text:p>
      <text:p text:style-name="P3"><text:span text:style-name="T3">AR is adding some tings to the real world.</text:span></text:p>
      <text:p text:style-name="P2"><text:span text:style-name="T3"/></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F" svg:font-family=""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style:font-face style:name="맑은 고딕" svg:font-family="'맑은 고딕'"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CA" style:letter-kerning="false" style:font-name-asian="맑은 고딕" style:font-size-asian="11pt" style:language-asian="ko" style:country-asian="KR"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CA" style:letter-kerning="false" style:font-name-asian="맑은 고딕" style:font-size-asian="11pt" style:language-asian="ko" style:country-asian="KR"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style:font-name="Times New Roman" fo:font-family="'Times New Roman'" style:font-family-generic="roman" style:font-pitch="variable" fo:font-size="12pt" fo:language="fr" fo:country="FR" style:font-name-asian="Calibri1" style:font-family-asian="Calibri"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ndsey Paek</meta:initial-creator>
    <meta:editing-cycles>2</meta:editing-cycles>
    <meta:creation-date>2019-02-04T10:14:00</meta:creation-date>
    <dc:date>2019-02-05T15:14:43.872822281</dc:date>
    <meta:editing-duration>PT9M5S</meta:editing-duration>
    <meta:generator>LibreOffice/6.1.4.2$Linux_X86_64 LibreOffice_project/10$Build-2</meta:generator>
    <meta:document-statistic meta:table-count="0" meta:image-count="0" meta:object-count="0" meta:page-count="1" meta:paragraph-count="13" meta:word-count="187" meta:character-count="1004" meta:non-whitespace-character-count="834"/>
    <meta:user-defined meta:name="AppVersion">12.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